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15309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1189.7" calcext:value-type="float">
            <text:p>1190</text:p>
          </table:table-cell>
          <table:table-cell table:number-columns-repeated="2"/>
          <table:table-cell table:style-name="ce2" table:formula="of:=AVERAGE([.M4:.M33])" office:value-type="float" office:value="380.001025223833" calcext:value-type="float">
            <text:p>380,00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6.60798889537348" calcext:value-type="float">
            <text:p>7</text:p>
          </table:table-cell>
          <table:table-cell table:number-columns-repeated="2"/>
          <table:table-cell table:style-name="ce2" table:formula="of:=STDEV([.M4:.M33])" office:value-type="float" office:value="10.9419179675937" calcext:value-type="float">
            <text:p>10,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5" calcext:value-type="float">
            <text:p>86635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formula="of:=([.J4]/([.B4]-[.I4]))" office:value-type="percentage" office:value="0.00768777404291423" calcext:value-type="percentage">
            <text:p>0,77%</text:p>
          </table:table-cell>
          <table:table-cell office:value-type="float" office:value="153214" calcext:value-type="float">
            <text:p>153214</text:p>
          </table:table-cell>
          <table:table-cell office:value-type="float" office:value="401.673218012" calcext:value-type="float">
            <text:p>401,673218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0" calcext:value-type="float">
            <text:p>86630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table:formula="of:=([.J5]/([.B5]-[.I5]))" office:value-type="percentage" office:value="0.00772015725286753" calcext:value-type="percentage">
            <text:p>0,77%</text:p>
          </table:table-cell>
          <table:table-cell office:value-type="float" office:value="153209" calcext:value-type="float">
            <text:p>153209</text:p>
          </table:table-cell>
          <table:table-cell office:value-type="float" office:value="381.695591927" calcext:value-type="float">
            <text:p>381,695591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0" calcext:value-type="float">
            <text:p>86630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table:formula="of:=([.J6]/([.B6]-[.I6]))" office:value-type="percentage" office:value="0.00772015725286753" calcext:value-type="percentage">
            <text:p>0,77%</text:p>
          </table:table-cell>
          <table:table-cell office:value-type="float" office:value="153209" calcext:value-type="float">
            <text:p>153209</text:p>
          </table:table-cell>
          <table:table-cell office:value-type="float" office:value="382.664186001" calcext:value-type="float">
            <text:p>382,664186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40" calcext:value-type="float">
            <text:p>8664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table:formula="of:=([.J7]/([.B7]-[.I7]))" office:value-type="percentage" office:value="0.00765539083296093" calcext:value-type="percentage">
            <text:p>0,77%</text:p>
          </table:table-cell>
          <table:table-cell office:value-type="float" office:value="153219" calcext:value-type="float">
            <text:p>153219</text:p>
          </table:table-cell>
          <table:table-cell office:value-type="float" office:value="378.821544886" calcext:value-type="float">
            <text:p>378,821544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7" calcext:value-type="float">
            <text:p>86627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table:formula="of:=([.J8]/([.B8]-[.I8]))" office:value-type="percentage" office:value="0.00773958717883952" calcext:value-type="percentage">
            <text:p>0,77%</text:p>
          </table:table-cell>
          <table:table-cell office:value-type="float" office:value="153206" calcext:value-type="float">
            <text:p>153206</text:p>
          </table:table-cell>
          <table:table-cell office:value-type="float" office:value="379.420511007" calcext:value-type="float">
            <text:p>379,420511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7" calcext:value-type="float">
            <text:p>86627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table:formula="of:=([.J9]/([.B9]-[.I9]))" office:value-type="percentage" office:value="0.00773958717883952" calcext:value-type="percentage">
            <text:p>0,77%</text:p>
          </table:table-cell>
          <table:table-cell office:value-type="float" office:value="153206" calcext:value-type="float">
            <text:p>153206</text:p>
          </table:table-cell>
          <table:table-cell office:value-type="float" office:value="377.787616014" calcext:value-type="float">
            <text:p>377,787616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18" calcext:value-type="float">
            <text:p>86618</text:p>
          </table:table-cell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table:formula="of:=([.J10]/([.B10]-[.I10]))" office:value-type="percentage" office:value="0.00779787695675546" calcext:value-type="percentage">
            <text:p>0,78%</text:p>
          </table:table-cell>
          <table:table-cell office:value-type="float" office:value="153197" calcext:value-type="float">
            <text:p>153197</text:p>
          </table:table-cell>
          <table:table-cell office:value-type="float" office:value="378.69955802" calcext:value-type="float">
            <text:p>378,699558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3" calcext:value-type="float">
            <text:p>86633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([.J11]/([.B11]-[.I11]))" office:value-type="percentage" office:value="0.00770072732689555" calcext:value-type="percentage">
            <text:p>0,77%</text:p>
          </table:table-cell>
          <table:table-cell office:value-type="float" office:value="153212" calcext:value-type="float">
            <text:p>153212</text:p>
          </table:table-cell>
          <table:table-cell office:value-type="float" office:value="429.797527075" calcext:value-type="float">
            <text:p>429,797527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6" calcext:value-type="float">
            <text:p>86626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formula="of:=([.J12]/([.B12]-[.I12]))" office:value-type="percentage" office:value="0.00774606382083018" calcext:value-type="percentage">
            <text:p>0,77%</text:p>
          </table:table-cell>
          <table:table-cell office:value-type="float" office:value="153205" calcext:value-type="float">
            <text:p>153205</text:p>
          </table:table-cell>
          <table:table-cell office:value-type="float" office:value="375.840080976" calcext:value-type="float">
            <text:p>375,840080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3" calcext:value-type="float">
            <text:p>86633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([.J13]/([.B13]-[.I13]))" office:value-type="percentage" office:value="0.00770072732689555" calcext:value-type="percentage">
            <text:p>0,77%</text:p>
          </table:table-cell>
          <table:table-cell office:value-type="float" office:value="153212" calcext:value-type="float">
            <text:p>153212</text:p>
          </table:table-cell>
          <table:table-cell office:value-type="float" office:value="377.007082939" calcext:value-type="float">
            <text:p>377,007082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5" calcext:value-type="float">
            <text:p>86625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table:formula="of:=([.J14]/([.B14]-[.I14]))" office:value-type="percentage" office:value="0.00775254046282084" calcext:value-type="percentage">
            <text:p>0,78%</text:p>
          </table:table-cell>
          <table:table-cell office:value-type="float" office:value="153204" calcext:value-type="float">
            <text:p>153204</text:p>
          </table:table-cell>
          <table:table-cell office:value-type="float" office:value="377.170819998" calcext:value-type="float">
            <text:p>377,170819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40" calcext:value-type="float">
            <text:p>86640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table:formula="of:=([.J15]/([.B15]-[.I15]))" office:value-type="percentage" office:value="0.00765539083296093" calcext:value-type="percentage">
            <text:p>0,77%</text:p>
          </table:table-cell>
          <table:table-cell office:value-type="float" office:value="153219" calcext:value-type="float">
            <text:p>153219</text:p>
          </table:table-cell>
          <table:table-cell office:value-type="float" office:value="378.465190887" calcext:value-type="float">
            <text:p>378,465190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2" calcext:value-type="float">
            <text:p>86632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table:formula="of:=([.J16]/([.B16]-[.I16]))" office:value-type="percentage" office:value="0.00770720396888621" calcext:value-type="percentage">
            <text:p>0,77%</text:p>
          </table:table-cell>
          <table:table-cell office:value-type="float" office:value="153211" calcext:value-type="float">
            <text:p>153211</text:p>
          </table:table-cell>
          <table:table-cell office:value-type="float" office:value="390.724368811" calcext:value-type="float">
            <text:p>390,7243688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6" calcext:value-type="float">
            <text:p>86626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formula="of:=([.J17]/([.B17]-[.I17]))" office:value-type="percentage" office:value="0.00774606382083018" calcext:value-type="percentage">
            <text:p>0,77%</text:p>
          </table:table-cell>
          <table:table-cell office:value-type="float" office:value="153205" calcext:value-type="float">
            <text:p>153205</text:p>
          </table:table-cell>
          <table:table-cell office:value-type="float" office:value="379.860037088" calcext:value-type="float">
            <text:p>379,860037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8" calcext:value-type="float">
            <text:p>86638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formula="of:=([.J18]/([.B18]-[.I18]))" office:value-type="percentage" office:value="0.00766834411694225" calcext:value-type="percentage">
            <text:p>0,77%</text:p>
          </table:table-cell>
          <table:table-cell office:value-type="float" office:value="153217" calcext:value-type="float">
            <text:p>153217</text:p>
          </table:table-cell>
          <table:table-cell office:value-type="float" office:value="379.616935015" calcext:value-type="float">
            <text:p>379,616935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44" calcext:value-type="float">
            <text:p>86644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table:formula="of:=([.J19]/([.B19]-[.I19]))" office:value-type="percentage" office:value="0.00762948426499828" calcext:value-type="percentage">
            <text:p>0,76%</text:p>
          </table:table-cell>
          <table:table-cell office:value-type="float" office:value="153223" calcext:value-type="float">
            <text:p>153223</text:p>
          </table:table-cell>
          <table:table-cell office:value-type="float" office:value="377.142494917" calcext:value-type="float">
            <text:p>377,142494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5" calcext:value-type="float">
            <text:p>86625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table:formula="of:=([.J20]/([.B20]-[.I20]))" office:value-type="percentage" office:value="0.00775254046282084" calcext:value-type="percentage">
            <text:p>0,78%</text:p>
          </table:table-cell>
          <table:table-cell office:value-type="float" office:value="153204" calcext:value-type="float">
            <text:p>153204</text:p>
          </table:table-cell>
          <table:table-cell office:value-type="float" office:value="375.767840147" calcext:value-type="float">
            <text:p>375,767840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1" calcext:value-type="float">
            <text:p>86631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table:formula="of:=([.J21]/([.B21]-[.I21]))" office:value-type="percentage" office:value="0.00771368061087687" calcext:value-type="percentage">
            <text:p>0,77%</text:p>
          </table:table-cell>
          <table:table-cell office:value-type="float" office:value="153210" calcext:value-type="float">
            <text:p>153210</text:p>
          </table:table-cell>
          <table:table-cell office:value-type="float" office:value="377.615622044" calcext:value-type="float">
            <text:p>377,615622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8" calcext:value-type="float">
            <text:p>86628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formula="of:=([.J22]/([.B22]-[.I22]))" office:value-type="percentage" office:value="0.00773311053684886" calcext:value-type="percentage">
            <text:p>0,77%</text:p>
          </table:table-cell>
          <table:table-cell office:value-type="float" office:value="153207" calcext:value-type="float">
            <text:p>153207</text:p>
          </table:table-cell>
          <table:table-cell office:value-type="float" office:value="372.202347994" calcext:value-type="float">
            <text:p>372,202347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6" calcext:value-type="float">
            <text:p>86636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table:formula="of:=([.J23]/([.B23]-[.I23]))" office:value-type="percentage" office:value="0.00768129740092357" calcext:value-type="percentage">
            <text:p>0,77%</text:p>
          </table:table-cell>
          <table:table-cell office:value-type="float" office:value="153215" calcext:value-type="float">
            <text:p>153215</text:p>
          </table:table-cell>
          <table:table-cell office:value-type="float" office:value="374.379964113" calcext:value-type="float">
            <text:p>374,379964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7" calcext:value-type="float">
            <text:p>86637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table:formula="of:=([.J24]/([.B24]-[.I24]))" office:value-type="percentage" office:value="0.00767482075893291" calcext:value-type="percentage">
            <text:p>0,77%</text:p>
          </table:table-cell>
          <table:table-cell office:value-type="float" office:value="153216" calcext:value-type="float">
            <text:p>153216</text:p>
          </table:table-cell>
          <table:table-cell office:value-type="float" office:value="372.22589016" calcext:value-type="float">
            <text:p>372,225890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8" calcext:value-type="float">
            <text:p>86628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formula="of:=([.J25]/([.B25]-[.I25]))" office:value-type="percentage" office:value="0.00773311053684886" calcext:value-type="percentage">
            <text:p>0,77%</text:p>
          </table:table-cell>
          <table:table-cell office:value-type="float" office:value="153207" calcext:value-type="float">
            <text:p>153207</text:p>
          </table:table-cell>
          <table:table-cell office:value-type="float" office:value="375.520678997" calcext:value-type="float">
            <text:p>375,520678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41" calcext:value-type="float">
            <text:p>86641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table:formula="of:=([.J26]/([.B26]-[.I26]))" office:value-type="percentage" office:value="0.00764891419097027" calcext:value-type="percentage">
            <text:p>0,76%</text:p>
          </table:table-cell>
          <table:table-cell office:value-type="float" office:value="153220" calcext:value-type="float">
            <text:p>153220</text:p>
          </table:table-cell>
          <table:table-cell office:value-type="float" office:value="374.544735909" calcext:value-type="float">
            <text:p>374,544735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5" calcext:value-type="float">
            <text:p>86635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formula="of:=([.J27]/([.B27]-[.I27]))" office:value-type="percentage" office:value="0.00768777404291423" calcext:value-type="percentage">
            <text:p>0,77%</text:p>
          </table:table-cell>
          <table:table-cell office:value-type="float" office:value="153214" calcext:value-type="float">
            <text:p>153214</text:p>
          </table:table-cell>
          <table:table-cell office:value-type="float" office:value="376.041145802" calcext:value-type="float">
            <text:p>376,0411458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6" calcext:value-type="float">
            <text:p>86626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 table:formula="of:=([.J28]/([.B28]-[.I28]))" office:value-type="percentage" office:value="0.00774606382083018" calcext:value-type="percentage">
            <text:p>0,77%</text:p>
          </table:table-cell>
          <table:table-cell office:value-type="float" office:value="153205" calcext:value-type="float">
            <text:p>153205</text:p>
          </table:table-cell>
          <table:table-cell office:value-type="float" office:value="376.12161994" calcext:value-type="float">
            <text:p>376,121619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9" calcext:value-type="float">
            <text:p>86639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table:formula="of:=([.J29]/([.B29]-[.I29]))" office:value-type="percentage" office:value="0.00766186747495159" calcext:value-type="percentage">
            <text:p>0,77%</text:p>
          </table:table-cell>
          <table:table-cell office:value-type="float" office:value="153218" calcext:value-type="float">
            <text:p>153218</text:p>
          </table:table-cell>
          <table:table-cell office:value-type="float" office:value="376.222564936" calcext:value-type="float">
            <text:p>376,2225649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46" calcext:value-type="float">
            <text:p>86646</text:p>
          </table:table-cell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 table:formula="of:=([.J30]/([.B30]-[.I30]))" office:value-type="percentage" office:value="0.00761653098101696" calcext:value-type="percentage">
            <text:p>0,76%</text:p>
          </table:table-cell>
          <table:table-cell office:value-type="float" office:value="153225" calcext:value-type="float">
            <text:p>153225</text:p>
          </table:table-cell>
          <table:table-cell office:value-type="float" office:value="376.110697985" calcext:value-type="float">
            <text:p>376,1106979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3" calcext:value-type="float">
            <text:p>86633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formula="of:=([.J31]/([.B31]-[.I31]))" office:value-type="percentage" office:value="0.00770072732689555" calcext:value-type="percentage">
            <text:p>0,77%</text:p>
          </table:table-cell>
          <table:table-cell office:value-type="float" office:value="153212" calcext:value-type="float">
            <text:p>153212</text:p>
          </table:table-cell>
          <table:table-cell office:value-type="float" office:value="376.249377966" calcext:value-type="float">
            <text:p>376,2493779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24" calcext:value-type="float">
            <text:p>86624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 table:formula="of:=([.J32]/([.B32]-[.I32]))" office:value-type="percentage" office:value="0.0077590171048115" calcext:value-type="percentage">
            <text:p>0,78%</text:p>
          </table:table-cell>
          <table:table-cell office:value-type="float" office:value="153203" calcext:value-type="float">
            <text:p>153203</text:p>
          </table:table-cell>
          <table:table-cell office:value-type="float" office:value="375.488855124" calcext:value-type="float">
            <text:p>375,4888551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86636" calcext:value-type="float">
            <text:p>86636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 table:formula="of:=([.J33]/([.B33]-[.I33]))" office:value-type="percentage" office:value="0.00768129740092357" calcext:value-type="percentage">
            <text:p>0,77%</text:p>
          </table:table-cell>
          <table:table-cell office:value-type="float" office:value="153215" calcext:value-type="float">
            <text:p>153215</text:p>
          </table:table-cell>
          <table:table-cell office:value-type="float" office:value="375.152652025" calcext:value-type="float">
            <text:p>375,152652025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70526097628902" calcext:value-type="percentage">
            <text:p>0,77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427975783535955" calcext:value-type="percentage">
            <text:p>0,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7:06.2281988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8:03.852332091</dc:date>
    <meta:editing-duration>PT4M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